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4.968cm" table:align="left"/>
    </style:style>
    <style:style style:name="Tableau1.A" style:family="table-column">
      <style:table-column-properties style:column-width="4.24cm"/>
    </style:style>
    <style:style style:name="Tableau1.B" style:family="table-column">
      <style:table-column-properties style:column-width="10.728cm"/>
    </style:style>
    <style:style style:name="Tableau1.B1" style:family="table-cell">
      <style:table-cell-properties style:vertical-align="middl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Preformatted_20_Text">
      <style:paragraph-properties fo:margin-left="1.251cm" fo:margin-right="0cm" fo:text-indent="0cm" style:auto-text-indent="false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left="1.251cm" fo:margin-right="0cm" fo:margin-top="0cm" fo:margin-bottom="0.499cm" fo:text-indent="0cm" style:auto-text-indent="false"/>
    </style:style>
    <style:style style:name="P8" style:family="paragraph" style:parent-style-name="Text_20_body">
      <style:paragraph-properties fo:margin-left="1.251cm" fo:margin-right="0cm" fo:text-indent="0cm" style:auto-text-indent="false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Times New Roman"/>
    </style:style>
    <style:style style:name="P10" style:family="paragraph" style:parent-style-name="Preformatted_20_Text">
      <style:paragraph-properties fo:margin-left="1.251cm" fo:margin-right="0cm" fo:margin-top="0cm" fo:margin-bottom="0cm" fo:text-indent="0cm" style:auto-text-indent="false"/>
    </style:style>
    <style:style style:name="P11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Courier New" fo:font-size="10pt" style:font-size-asian="10pt" style:font-size-complex="10pt"/>
    </style:style>
    <style:style style:name="P12" style:family="paragraph" style:parent-style-name="Preformatted_20_Text">
      <style:paragraph-properties fo:margin-left="0cm" fo:margin-right="0cm" fo:text-indent="0cm" style:auto-text-indent="false"/>
    </style:style>
    <style:style style:name="P13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499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Heading">
      <style:paragraph-properties fo:text-align="start" style:justify-single-word="false"/>
    </style:style>
    <style:style style:name="P20" style:family="paragraph" style:parent-style-name="Preformatted_20_Text">
      <style:text-properties style:font-name="Times New Roman" fo:font-size="12pt" style:font-size-asian="12pt" style:font-size-complex="12pt"/>
    </style:style>
    <style:style style:name="P21" style:family="paragraph" style:parent-style-name="Preformatted_20_Text">
      <style:paragraph-properties fo:margin-top="0cm" fo:margin-bottom="0.499cm"/>
      <style:text-properties fo:font-size="12pt" style:font-size-asian="12pt" style:font-size-complex="12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Preformatted_20_Text" style:list-style-name="L4"/>
    <style:style style:name="P24" style:family="paragraph" style:parent-style-name="Preformatted_20_Text" style:list-style-name="L4">
      <style:text-properties style:font-name="Times New Roman" fo:font-size="12pt" style:font-size-asian="12pt" style:font-size-complex="12pt"/>
    </style:style>
    <style:style style:name="P25" style:family="paragraph" style:parent-style-name="Preformatted_20_Text" style:list-style-name="L5">
      <style:text-properties style:font-name="Times New Roman" fo:font-size="12pt" style:font-size-asian="12pt" style:font-size-complex="12pt"/>
    </style:style>
    <style:style style:name="P26" style:family="paragraph" style:parent-style-name="Preformatted_20_Text" style:list-style-name="L6">
      <style:paragraph-properties fo:margin-left="2.501cm" fo:margin-right="0cm" fo:text-indent="-0.635cm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ext_20_body" style:list-style-name="L1"/>
    <style:style style:name="P29" style:family="paragraph" style:parent-style-name="Text_20_body" style:list-style-name="L3"/>
    <style:style style:name="P30" style:family="paragraph" style:parent-style-name="Text_20_body" style:list-style-name="L7"/>
    <style:style style:name="P31" style:family="paragraph" style:parent-style-name="Text_20_body" style:list-style-name="L8">
      <style:text-properties style:font-name="Courier New" fo:font-weight="bold" style:font-weight-asian="bold" style:font-weight-complex="bold"/>
    </style:style>
    <style:style style:name="P32" style:family="paragraph" style:parent-style-name="Text_20_body" style:list-style-name="L8">
      <style:text-properties fo:font-weight="bold" style:font-weight-asian="bold" style:font-weight-complex="bold"/>
    </style:style>
    <style:style style:name="P33" style:family="paragraph" style:parent-style-name="Text_20_body" style:list-style-name="L9">
      <style:text-properties style:font-name="Times New Roman" fo:font-weight="bold" style:font-weight-asian="bold" style:font-weight-complex="bold"/>
    </style:style>
    <style:style style:name="P34" style:family="paragraph" style:parent-style-name="Text_20_body" style:list-style-name="L11"/>
    <style:style style:name="P35" style:family="paragraph" style:parent-style-name="Text_20_body" style:list-style-name="L1">
      <style:paragraph-properties fo:margin-top="0cm" fo:margin-bottom="0cm"/>
    </style:style>
    <style:style style:name="P36" style:family="paragraph" style:parent-style-name="Text_20_body" style:list-style-name="L2">
      <style:paragraph-properties fo:margin-top="0cm" fo:margin-bottom="0cm"/>
    </style:style>
    <style:style style:name="P37" style:family="paragraph" style:parent-style-name="Text_20_body" style:list-style-name="L10">
      <style:paragraph-properties fo:margin-left="1.251cm" fo:margin-right="0cm" fo:text-indent="-0.635cm" style:auto-text-indent="false"/>
    </style:style>
    <style:style style:name="P38" style:family="paragraph" style:parent-style-name="Text_20_body" style:list-style-name="L10">
      <style:paragraph-properties fo:margin-left="1.251cm" fo:margin-right="0cm" fo:text-indent="-0.635cm" style:auto-text-indent="false"/>
      <style:text-properties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style="normal" style:font-style-asian="normal" style:font-style-complex="normal"/>
    </style:style>
    <style:style style:name="T3" style:family="text">
      <style:text-properties style:font-name="Courier New" fo:font-size="12pt" style:font-size-asian="12pt" style:font-size-complex="12pt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2">Document number:</text:p>
          </table:table-cell>
          <table:table-cell table:style-name="Tableau1.B1" office:value-type="string">
            <text:p text:style-name="Table_20_Contents">D0050R1</text:p>
          </table:table-cell>
        </table:table-row>
        <table:table-row>
          <table:table-cell office:value-type="string">
            <text:p text:style-name="P2">Date:</text:p>
          </table:table-cell>
          <table:table-cell table:style-name="Tableau1.B1" office:value-type="string">
            <text:p text:style-name="Table_20_Contents">2015–10-31</text:p>
          </table:table-cell>
        </table:table-row>
        <table:table-row>
          <table:table-cell office:value-type="string">
            <text:p text:style-name="P2">Project:</text:p>
          </table:table-cell>
          <table:table-cell table:style-name="Tableau1.B1" office:value-type="string">
            <text:p text:style-name="Table_20_Contents">ISO/IEC JTC1 SC22 WG21</text:p>
            <text:p text:style-name="Table_20_Contents">Programming Language C++, </text:p>
            <text:p text:style-name="Table_20_Contents">Library Evolution Working Group</text:p>
          </table:table-cell>
        </table:table-row>
        <table:table-row>
          <table:table-cell office:value-type="string">
            <text:p text:style-name="P2">Reply-to:</text:p>
          </table:table-cell>
          <table:table-cell table:style-name="Tableau1.B1" office:value-type="string">
            <text:p text:style-name="Table_20_Contents">Vicente J. Botet Escriba &lt;<text:a xlink:type="simple" xlink:href="mailto:vicente.botet@wanadoo.fr">vicente.botet@wanadoo.fr</text:a>&gt;</text:p>
          </table:table-cell>
        </table:table-row>
      </table:table>
      <text:p text:style-name="P19"><text:bookmark text:name="user-content-c-generic-match-function"/>C++ visitation for multiple sum types</text:p>
      <text:p text:style-name="P17">Vicente J. Botet Escriba</text:p>
      <text:p text:style-name="Text_20_body">Experimental visitation for multiple sum types.</text:p>
      <text:p text:style-name="Text_20_body">This paper presents a proposal for generic visitation of sum types individually or by groups (product of sum types). It is similar to <text:s/><text:span text:style-name="T1">std::experimental::visit</text:span> from [N4542], but works for any model of sum type. In particular the proposed std::experimental <text:span text:style-name="T1">variant&lt;Ts&gt;</text:span> and <text:span text:style-name="T1">optional&lt;T&gt;</text:span> are models of sum type.</text:p>
      <text:p text:style-name="Text_20_body">The title of the proposal has changed to better match the propose of the paper (the original proposal [P0050R0] was <text:s/>“C++ generic match function”).</text:p>
      <text:table-of-content text:style-name="Sect1" text:protected="true" text:name="Table des matière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22">Introduction<text:tab/>2</text:p>
          <text:p text:style-name="P22">Motivation and Scope<text:tab/>2</text:p>
          <text:p text:style-name="P22">Tutorial<text:tab/>2</text:p>
          <text:p text:style-name="P27">Customizing the match/first_match functions<text:tab/>2</text:p>
          <text:p text:style-name="P27">Using the match function to inspect one sum type<text:tab/>3</text:p>
          <text:p text:style-name="P27">Using the match function to visit several sum types<text:tab/>4</text:p>
          <text:p text:style-name="P22">Design rationale<text:tab/>5</text:p>
          <text:p text:style-name="P27">Result type of visitation <text:tab/>5</text:p>
          <text:p text:style-name="P27">Multiple cases or overload<text:tab/>6</text:p>
          <text:p text:style-name="P27">Grouping with overload/first_overload <text:tab/>6</text:p>
          <text:p text:style-name="P27">Order of parameters and function name<text:tab/>6</text:p>
          <text:p text:style-name="P27">const aware matchers<text:tab/>7</text:p>
          <text:p text:style-name="P27">Variadics<text:tab/>7</text:p>
          <text:p text:style-name="P27">Customization point<text:tab/>8</text:p>
          <text:p text:style-name="P27">Grouping with overload <text:tab/>9</text:p>
          <text:p text:style-name="P27">Considering any type as a sum type with a single alternative<text:tab/>9</text:p>
          <text:p text:style-name="P27">sum_type_alternatives<text:tab/>10</text:p>
          <text:p text:style-name="P22">Open Points<text:tab/>11</text:p>
          <text:p text:style-name="P22">Technical Specification<text:tab/>11</text:p>
          <text:p text:style-name="P27">Header &lt;experimental/functional&gt; Synopsis<text:tab/>11</text:p>
          <text:p text:style-name="P27">Header &lt;experimental/optional&gt; Synopsis<text:tab/>13</text:p>
          <text:p text:style-name="P27">Header &lt;experimental/variant&gt; Synopsis<text:tab/>14</text:p>
          <text:p text:style-name="P22">Implementation<text:tab/>14</text:p>
          <text:p text:style-name="P22">Further work<text:tab/>14</text:p>
          <text:p text:style-name="P22">Acknowledgements<text:tab/>14</text:p>
          <text:p text:style-name="P22">References<text:tab/>14</text:p>
        </text:index-body>
      </text:table-of-content>
      <text:p text:style-name="Text_20_body"><text:soft-page-break/></text:p>
      <text:h text:style-name="Heading_20_1" text:outline-level="1"><text:bookmark text:name="user-content-introduction"/>Introduction</text:h>
      <text:p text:style-name="Text_20_body">This paper presents a proposal for generic visitation of sum types individually or by groups (product of sum types). It is similar to <text:s/><text:span text:style-name="T1">std::experimental::visit</text:span> from [N4542], but works for any model of sum type. In particular the proposed std::experimental <text:span text:style-name="T1">variant&lt;Ts&gt;</text:span> and <text:span text:style-name="T1">optional&lt;T&gt;</text:span> are models of sum type.</text:p>
      <text:p text:style-name="Text_20_body">The title of the proposal has changed to better match the propose of the paper (the original proposal [P0050R0] was <text:s/>“C++ generic match function”).</text:p>
      <text:h text:style-name="Heading_20_1" text:outline-level="1"><text:bookmark text:name="user-content-motivation-and-scope"/>Motivation and Scope</text:h>
      <text:p text:style-name="Text_20_body">Getting the value stored in sum types as <text:span text:style-name="Source_20_Text">variant&lt;Ts...&gt;</text:span> or <text:span text:style-name="Source_20_Text">optional&lt;T&gt;</text:span> needs to know which type is stored in. Using visitation is a common technique that makes the access safer.</text:p>
      <text:p text:style-name="Text_20_body">While the last variant proposal [N4542] includes visitation; it takes into account only visitation of homogeneous variant types. The accepted optional class doesn't provides visitation, but it can be added easily. Other classes, as the proposed <text:span text:style-name="T1">expected</text:span> class, could also have a visitation functionality. The question is if we want to be able to visit at once several sum types, as <text:span text:style-name="T1">variant</text:span>, <text:span text:style-name="T1">optional</text:span>, (a possible <text:span text:style-name="T1">expected)</text:span>, and why not smart pointers.</text:p>
      <text:p text:style-name="Text_20_body"><text:span text:style-name="T1">std::experimental::apply()</text:span> [N3915] can be seen as a particular case of visitation of multiple types if we consider that any type can be seen as a sum type with a single alternative type.</text:p>
      <text:p text:style-name="Text_20_body">Instead of a <text:span text:style-name="T1">visit</text:span> function, this proposal uses instead the <text:span text:style-name="T1">match</text:span> function that is used to inspect some sum types.</text:p>
      <text:h text:style-name="Heading_20_1" text:outline-level="1"><text:bookmark text:name="user-content-tutorial"/>Tutorial</text:h>
      <text:h text:style-name="Heading_20_2" text:outline-level="2"><text:bookmark text:name="user-content-customizing-the-match-function"/>Customizing the <text:span text:style-name="Source_20_Text">match/first_match</text:span> functions</text:h>
      <text:p text:style-name="Text_20_body">The proposed <text:span text:style-name="Source_20_Text">inspect/match/first_match</text:span> function works for sum types <text:span text:style-name="Source_20_Text">ST</text:span> that have customized the following overloaded functions</text:p>
      <text:p text:style-name="P3">template &lt;class R, class F&gt;</text:p>
      <text:p text:style-name="P7">R match(ST const&amp;, F&amp;&amp; );</text:p>
      <text:p text:style-name="P3">template &lt;class R, class F&gt;</text:p>
      <text:p text:style-name="P7">R first_match(ST const&amp;, F&amp;&amp; );</text:p>
      <text:p text:style-name="Text_20_body">For example, we could customize <text:span text:style-name="Source_20_Text">boost::variant </text:span>as follows: </text:p>
      <text:p text:style-name="P3">namespace boost {</text:p>
      <text:p text:style-name="P3"><text:s text:c="2"/>template &lt;class R, class F, class ...Ts &gt;</text:p>
      <text:p text:style-name="P3"><text:s text:c="2"/>R match(variant&lt;Ts...&gt; const&amp; v, F&amp;&amp; f) </text:p>
      <text:p text:style-name="P3"><text:s text:c="2"/>{ return apply_visitor(std::forward&lt;F&gt;(f), v); }</text:p>
      <text:p text:style-name="P7">}</text:p>
      <text:p text:style-name="Text_20_body"><text:soft-page-break/>In addition we need to know the sum type alternatives if we want to use <text:span text:style-name="T1">match</text:span> with several sum types. This must be done by specializing the meta-function <text:span text:style-name="T1">sum_type_alternatives</text:span> as follows</text:p>
      <text:p text:style-name="P3">template &lt;class ...Ts &gt;</text:p>
      <text:p text:style-name="P3"><text:s text:c="2"/>struct sum_type_alternatives&lt;variant&lt;Ts...&gt;&gt; </text:p>
      <text:p text:style-name="P3">{</text:p>
      <text:p text:style-name="P3"><text:s text:c="2"/>using type = ...;</text:p>
      <text:p text:style-name="P7">}</text:p>
      <text:p text:style-name="Text_20_body">There must be defin<text:span text:style-name="T13">ed specializations of the tuple-like helper meta-functions</text:span></text:p>
      <text:p text:style-name="P21">std::tuple_size<text:span text:style-name="T6"> and </text:span>std::tuple_element<text:span text:style-name="T6"> for the nested typedef </text:span>type<text:span text:style-name="T6">. </text:span></text:p>
      <text:h text:style-name="Heading_20_2" text:outline-level="2">Using the <text:span text:style-name="Source_20_Text">match</text:span> function to inspect one sum type</text:h>
      <text:p text:style-name="Text_20_body">Given the <text:span text:style-name="Source_20_Text">boost::variant</text:span> sum type, we could just visit it using the proposed <text:span text:style-name="Source_20_Text">overload</text:span> function (See [P0051]).</text:p>
      <text:p text:style-name="P3">boost::variant&lt;int, X&gt; a = 2;</text:p>
      <text:p text:style-name="P3">boost::apply_visitor(overload(</text:p>
      <text:p text:style-name="P3"><text:s text:c="2"/>[](int i)</text:p>
      <text:p text:style-name="P3"><text:s text:c="4"/>{},</text:p>
      <text:p text:style-name="P3"><text:s text:c="2"/>[](X const&amp; i)</text:p>
      <text:p text:style-name="P3"><text:s text:c="4"/>{</text:p>
      <text:p text:style-name="P3"><text:s text:c="4"/><text:tab/>assert(false);</text:p>
      <text:p text:style-name="P3"><text:s text:c="4"/>}</text:p>
      <text:p text:style-name="P10"><text:s text:c="2"/>), v);</text:p>
      <text:p text:style-name="P10"/>
      <text:p text:style-name="Text_20_body">The same applies to the proposed <text:span text:style-name="T1">std::experimental::variant</text:span></text:p>
      <text:p text:style-name="P3">std::experimental::variant&lt;int, X&gt; a = 2;</text:p>
      <text:p text:style-name="P3">std::experimental::visit(overload(</text:p>
      <text:p text:style-name="P3"><text:s text:c="2"/>[](int i)</text:p>
      <text:p text:style-name="P3"><text:s text:c="4"/>{},</text:p>
      <text:p text:style-name="P3"><text:s text:c="2"/>[](X const&amp; i)</text:p>
      <text:p text:style-name="P3"><text:s text:c="4"/>{</text:p>
      <text:p text:style-name="P3"><text:s text:c="4"/><text:tab/>assert(false);</text:p>
      <text:p text:style-name="P3"><text:s text:c="4"/>}</text:p>
      <text:p text:style-name="P7"><text:s text:c="2"/>), a);</text:p>
      <text:p text:style-name="Text_20_body">We can use in both cases the variadic <text:span text:style-name="Source_20_Text">match</text:span> function</text:p>
      <text:p text:style-name="P3">boost::variant&lt;int, X&gt; a = 2;</text:p>
      <text:p text:style-name="P3">std::experimental::match(a,</text:p>
      <text:p text:style-name="P3"><text:s text:c="2"/>[](int i)</text:p>
      <text:p text:style-name="P3"><text:s text:c="4"/>{},</text:p>
      <text:p text:style-name="P3"><text:s text:c="2"/>[](X const&amp; i)</text:p>
      <text:p text:style-name="P3"><text:s text:c="4"/>{</text:p>
      <text:p text:style-name="P3"><text:s text:c="6"/>assert(false);</text:p>
      <text:p text:style-name="P3"><text:s text:c="4"/>}</text:p>
      <text:p text:style-name="P7"><text:s text:c="2"/>);</text:p>
      <text:p text:style-name="P3">std::experimental::variant&lt;int, X&gt; a = 2;</text:p>
      <text:p text:style-name="P3">std::experimental::match(a,</text:p>
      <text:p text:style-name="P3"><text:s text:c="2"/>[](int i)</text:p>
      <text:p text:style-name="P3"><text:soft-page-break/><text:s text:c="4"/>{},</text:p>
      <text:p text:style-name="P3"><text:s text:c="2"/>[](X const&amp; i)</text:p>
      <text:p text:style-name="P3"><text:s text:c="4"/>{</text:p>
      <text:p text:style-name="P3"><text:s text:c="6"/>assert(false);</text:p>
      <text:p text:style-name="P3"><text:s text:c="4"/>}</text:p>
      <text:p text:style-name="P7"><text:s text:c="2"/>);</text:p>
      <text:p text:style-name="Text_20_body">We can also use a single matcher</text:p>
      <text:p text:style-name="P3">std::experimental::variant&lt;int, X&gt; a = 2;</text:p>
      <text:p text:style-name="P3">std::experimental::match(a),</text:p>
      <text:p text:style-name="P3"><text:s text:c="2"/>std::experimental::overload(</text:p>
      <text:p text:style-name="P3"><text:s text:c="2"/>[](int i)</text:p>
      <text:p text:style-name="P3"><text:s text:c="4"/>{},</text:p>
      <text:p text:style-name="P3"><text:s text:c="2"/>[](X const&amp; i)</text:p>
      <text:p text:style-name="P3"><text:s text:c="4"/>{</text:p>
      <text:p text:style-name="P3"><text:s text:c="6"/>assert(false);</text:p>
      <text:p text:style-name="P3"><text:s text:c="4"/>}</text:p>
      <text:p text:style-name="P7"><text:s text:c="2"/>));</text:p>
      <text:p text:style-name="Text_20_body">But the user must take care that passed function object choose exactly the best overload.</text:p>
      <text:h text:style-name="Heading_20_2" text:outline-level="2"><text:bookmark text:name="user-content-using-the-match-function-to-visit-one-sum-type-1"/>Using the <text:span text:style-name="Source_20_Text">match</text:span> function to visit several sum types</text:h>
      <text:p text:style-name="Text_20_body">The variant proposal provides visitation of multiple variants.</text:p>
      <text:p text:style-name="P3">std::experimental::variant&lt;int, X&gt; a = 2;</text:p>
      <text:p text:style-name="P3">std::experimental::variant&lt;int&gt; b = 2;</text:p>
      <text:p text:style-name="P3">std::experimental::visit(overload(</text:p>
      <text:p text:style-name="P3"><text:s text:c="2"/>[](int i, int j )</text:p>
      <text:p text:style-name="P3"><text:s text:c="4"/>{</text:p>
      <text:p text:style-name="P3"><text:s text:c="4"/>},</text:p>
      <text:p text:style-name="P3"><text:s text:c="2"/>[](auto i, auto j )</text:p>
      <text:p text:style-name="P3"><text:s text:c="4"/>{</text:p>
      <text:p text:style-name="P3"><text:s text:c="6"/>assert(false);</text:p>
      <text:p text:style-name="P3"><text:s text:c="4"/>}</text:p>
      <text:p text:style-name="P7"><text:s text:c="2"/>), a, b);</text:p>
      <text:p text:style-name="Text_20_body">The <text:span text:style-name="Source_20_Text">match</text:span> function generalizes the visitation for several instances of heterogeneous sum types, e.g. we could visit <text:span text:style-name="Source_20_Text">variant</text:span> and <text:span text:style-name="Source_20_Text">optional</text:span> at once:</text:p>
      <text:p text:style-name="P3">std::experimental::variant&lt;int, X&gt; a = 2;</text:p>
      <text:p text:style-name="P3">std::experimental::optional&lt;int&gt; b = 2;</text:p>
      <text:p text:style-name="P3">std::experimental::match(std::tie_tuple(a, b),</text:p>
      <text:p text:style-name="P3"><text:s text:c="2"/>[](int i, int j )</text:p>
      <text:p text:style-name="P3"><text:s text:c="4"/>{</text:p>
      <text:p text:style-name="P3"><text:s text:c="4"/>},</text:p>
      <text:p text:style-name="P3"><text:s text:c="2"/>[](auto const &amp;i, auto j )</text:p>
      <text:p text:style-name="P3"><text:s text:c="4"/>{</text:p>
      <text:p text:style-name="P3"><text:s text:c="6"/>assert(false);</text:p>
      <text:p text:style-name="P3"><text:s text:c="4"/>}</text:p>
      <text:p text:style-name="P7"><text:s text:c="2"/>);</text:p>
      <text:p text:style-name="Text_20_body">Alternatively we could use an <text:span text:style-name="T1">inspect</text:span> factory that would wrap the tuple and provide two functions <text:span text:style-name="T1">match</text:span> and <text:span text:style-name="T1">first_match</text:span></text:p>
      <text:p text:style-name="P3">std::experimental::inspect(a, b).match( // or first_match</text:p>
      <text:p text:style-name="P3"><text:soft-page-break/><text:s text:c="2"/>[](int i, int j )</text:p>
      <text:p text:style-name="P3"><text:s text:c="4"/>{</text:p>
      <text:p text:style-name="P3"><text:s text:c="4"/>},</text:p>
      <text:p text:style-name="P3"><text:s text:c="2"/>[](auto const &amp;i, auto j )</text:p>
      <text:p text:style-name="P3"><text:s text:c="4"/>{</text:p>
      <text:p text:style-name="P3"><text:s text:c="6"/>assert(false);</text:p>
      <text:p text:style-name="P3"><text:s text:c="4"/>}</text:p>
      <text:p text:style-name="P7"><text:s text:c="2"/>);</text:p>
      <text:p text:style-name="Text_20_body">This is the preferred interface for the authors.</text:p>
      <text:h text:style-name="Heading_20_1" text:outline-level="1"><text:bookmark text:name="user-content-design-rationale"/>Design rationale</text:h>
      <text:h text:style-name="Heading_20_2" text:outline-level="2"><text:bookmark text:name="user-content-result-type-of-match"/>Result type of <text:span text:style-name="Source_20_Text">visitation</text:span> </text:h>
      <text:p text:style-name="Text_20_body">We can consider several alternatives:</text:p>
      <text:list xml:id="list582171222" text:style-name="L1">
        <text:list-item>
          <text:p text:style-name="P35">same type: <text:s/>the result type is the type returned by all the overloads (must be the same),</text:p>
        </text:list-item>
        <text:list-item>
          <text:p text:style-name="P28"><text:span text:style-name="Source_20_Text">common_type</text:span>: the result type is the <text:span text:style-name="Source_20_Text">common_type</text:span> of the result of the overloads, </text:p>
        </text:list-item>
        <text:list-item>
          <text:p text:style-name="P35">explicit return type <text:span text:style-name="Source_20_Text">R</text:span>: the result type is <text:span text:style-name="Source_20_Text">R</text:span> and the result type of the overloads must be explicitly convertible to <text:span text:style-name="Source_20_Text">R</text:span>,</text:p>
        </text:list-item>
      </text:list>
      <text:p text:style-name="Text_20_body"/>
      <text:p text:style-name="Text_20_body">Each one of these alternatives would need a specific interface:</text:p>
      <text:list xml:id="list1066383840" text:style-name="L2">
        <text:list-item>
          <text:p text:style-name="P36"><text:span text:style-name="Source_20_Text">same_type_match</text:span> </text:p>
        </text:list-item>
        <text:list-item>
          <text:p text:style-name="P36"><text:span text:style-name="Source_20_Text">common_type_match</text:span> </text:p>
        </text:list-item>
        <text:list-item>
          <text:p text:style-name="P36"><text:span text:style-name="Source_20_Text">explicit_type_match</text:span></text:p>
          <text:p text:style-name="P36"><text:span text:style-name="Source_20_Text"/></text:p>
        </text:list-item>
      </text:list>
      <text:p text:style-name="Text_20_body">For a sake of simplicity (and because our implementation needed the result type) this proposal only contains a <text:span text:style-name="Source_20_Text">match</text:span> version that uses the explicit return type. The others can be built on top of this version. </text:p>
      <text:p text:style-name="Text_20_body"><text:span text:style-name="T6">Let </text:span><text:span text:style-name="T1">Ri</text:span><text:span text:style-name="T6"> be </text:span>the return type of the overloaded functor for the alternative i of the ST.</text:p>
      <text:list xml:id="list264832436" text:style-name="L3">
        <text:list-item>
          <text:p text:style-name="P29"><text:span text:style-name="T1">same_type_match: C</text:span>heck that all <text:span text:style-name="T1">Ri</text:span> are the same, let call it <text:span text:style-name="T1">R</text:span>, and only then call to the explicit <text:span text:style-name="T1">match&lt;R&gt;(...)</text:span>,</text:p>
        </text:list-item>
        <text:list-item>
          <text:p text:style-name="P29"><text:span text:style-name="T1">common_type_match:</text:span> Let be <text:span text:style-name="T1">R</text:span> the <text:span text:style-name="T1">common_type&lt;Ri...&gt;</text:span> and only if it exists call to the explicit <text:span text:style-name="T1">match&lt;R&gt;(...)</text:span>.</text:p>
        </text:list-item>
      </text:list>
      <text:p text:style-name="Text_20_body">Matt Calabrese has suggested a different approach:”</text:p>
      <text:list xml:id="list1902786686" text:style-name="L4">
        <text:list-item>
          <text:p text:style-name="P23"><text:span text:style-name="T8">If </text:span><text:span text:style-name="T3">match</text:span><text:span text:style-name="T8"> is given an explicit result type, use that.</text:span></text:p>
        </text:list-item>
        <text:list-item>
          <text:p text:style-name="P23"><text:span text:style-name="T8">If </text:span><text:span text:style-name="T3">match</text:span><text:span text:style-name="T8"> is NOT given an explicit result type, use the explicit result type of the function object if one exists.</text:span></text:p>
        </text:list-item>
        <text:list-item>
          <text:p text:style-name="P24">If neither <text:span text:style-name="T1">match</text:span> nor the function object have an explicit result type type, but all of the invocations would have the same result type, use that.</text:p>
        </text:list-item>
        <text:list-item>
          <text:p text:style-name="P24">If none of the above are true, then we have a few final options:</text:p>
        </text:list-item>
      </text:list>
      <text:list xml:id="list259511896" text:style-name="L5">
        <text:list-item>
          <text:p text:style-name="P25">Produce a compile time error</text:p>
        </text:list-item>
        <text:list-item>
          <text:p text:style-name="P25">Return void or some stateless type</text:p>
        </text:list-item>
        <text:list-item>
          <text:p text:style-name="P25"><text:soft-page-break/>Try to do some kind of common type deduction</text:p>
        </text:list-item>
      </text:list>
      <text:list xml:id="list527300433" text:style-name="L6">
        <text:list-header>
          <text:p text:style-name="P26"/>
        </text:list-header>
      </text:list>
      <text:p text:style-name="P20">To be optimal with compile-times, which is something that becomes a serious consideration with variants having many states and/or doing n-ary visitation for n &gt; 1, users would prefer option 1 or option 2, since otherwise the implied checking, especially if common type deduction is at play, could be considerable.”</text:p>
      <text:p text:style-name="P20"/>
      <text:p text:style-name="P20">Here ”the explicit result type of the function” stands for a nested <text:span text:style-name="T1">result_type</text:span> of the function object.</text:p>
      <text:p text:style-name="P20"/>
      <text:p text:style-name="Preformatted_20_Text"><text:span text:style-name="T8">Note that [N4542] </text:span><text:span text:style-name="T3">std::experimental::visit</text:span><text:span text:style-name="T8"> requires that all the overloads return the </text:span><text:span text:style-name="T8">same type.</text:span></text:p>
      <text:h text:style-name="Heading_20_2" text:outline-level="2">Multiple cases or overload</text:h>
      <text:p text:style-name="Text_20_body">T<text:span text:style-name="T6">he matching func</text:span>tions accept several functions. In order to select the function to be applied we have two alternatives:</text:p>
      <text:list xml:id="list123517680" text:style-name="L7">
        <text:list-item>
          <text:p text:style-name="P30">use <text:span text:style-name="T1">overload</text:span> to resolve the function to be called</text:p>
        </text:list-item>
        <text:list-item>
          <text:p text:style-name="P30">use <text:span text:style-name="T1">first_overload</text:span> to do a sequential search for the first function that match.</text:p>
        </text:list-item>
      </text:list>
      <text:p text:style-name="Text_20_body">The <text:span text:style-name="T1">match </text:span>function uses <text:span text:style-name="T1">overload</text:span> and the <text:span text:style-name="T1">first_match</text:span> uses <text:span text:style-name="T1">first_overload</text:span>.</text:p>
      <text:h text:style-name="Heading_20_2" text:outline-level="2">Grouping with <text:span text:style-name="Source_20_Text">overload/first_overload</text:span> </text:h>
      <text:p text:style-name="Text_20_body">We could think that group all the functions with the <text:span text:style-name="Source_20_Text">overload</text:span> function and let the variadic part for the sum types as <text:span text:style-name="T1">std::experimental::visit</text:span> does has advantages. </text:p>
      <text:p text:style-name="P3">boost::variant&lt;int, X&gt; a = 2;</text:p>
      <text:p text:style-name="P3">boost::optional&lt;int&gt; b = 2;</text:p>
      <text:p text:style-name="P3">match&lt;void&gt;(std::tie_tuple(a, b), overload(</text:p>
      <text:p text:style-name="P3"><text:s text:c="2"/>[](int i, int j )</text:p>
      <text:p text:style-name="P3"><text:s text:c="4"/>{</text:p>
      <text:p text:style-name="P3"><text:s text:c="6"/>//...</text:p>
      <text:p text:style-name="P3"><text:s text:c="4"/>},</text:p>
      <text:p text:style-name="P3"><text:s text:c="2"/>[](...)</text:p>
      <text:p text:style-name="P3"><text:s text:c="4"/>{</text:p>
      <text:p text:style-name="P3"><text:s text:c="6"/>assert(false);</text:p>
      <text:p text:style-name="P3"><text:s text:c="4"/>}</text:p>
      <text:p text:style-name="P7"><text:s text:c="2"/>));</text:p>
      <text:p text:style-name="Text_20_body">This gives the impression that the algorithm is orthogonal, we have a single visit function (no need to make the difference between <text:span text:style-name="T1">match</text:span> and <text:span text:style-name="T1">first_match</text:span>. <text:s/></text:p>
      <text:p text:style-name="Text_20_body"/>
      <text:h text:style-name="Heading_20_2" text:outline-level="2"><text:span text:style-name="Source_20_Text">Order of parameters and function name</text:span></text:h>
      <text:p text:style-name="Text_20_body"><text:span text:style-name="Source_20_Text"><text:span text:style-name="T6">The proposed </text:span></text:span><text:span text:style-name="Source_20_Text"><text:span text:style-name="T1">visit</text:span></text:span><text:span text:style-name="Source_20_Text"><text:span text:style-name="T6"> function has as first parameter the visitor and then the visited variant.</text:span></text:span></text:p>
      <text:p text:style-name="P8"><text:span text:style-name="Source_20_Text"><text:span text:style-name="T1">visit(visitor, visited);</text:span></text:span></text:p>
      <text:p text:style-name="Text_20_body"><text:span text:style-name="Source_20_Text"><text:span text:style-name="T6">The proposed </text:span></text:span><text:span text:style-name="Source_20_Text"><text:span text:style-name="T1">match</text:span></text:span><text:span text:style-name="Source_20_Text"><text:span text:style-name="T6"> function reverse the order of the parameters. The reason is that we consider </text:span></text:span><text:soft-page-break/><text:span text:style-name="Source_20_Text"><text:span text:style-name="T6">that it </text:span></text:span>is better to have the object before the subject. </text:p>
      <text:p text:style-name="P8"><text:span text:style-name="Source_20_Text"><text:span text:style-name="T1">match(sumType, matcher);</text:span></text:span></text:p>
      <text:p text:style-name="Text_20_body">Of course we can also reverse the roles of the object and subject and tell that the object is the visitor.</text:p>
      <text:p text:style-name="Text_20_body"><text:span text:style-name="Source_20_Text"><text:span text:style-name="T1">std::experimental::apply</text:span></text:span><text:span text:style-name="Source_20_Text"><text:span text:style-name="T6"> function follows the same pattern</text:span></text:span></text:p>
      <text:p text:style-name="P8"><text:span text:style-name="Source_20_Text"><text:span text:style-name="T1">apply(fct, tpl);</text:span></text:span></text:p>
      <text:p text:style-name="Text_20_body"><text:span text:style-name="Source_20_Text"><text:span text:style-name="T6">If uniform function syntax is adopted we would have</text:span></text:span></text:p>
      <text:p text:style-name="P8"><text:span text:style-name="Source_20_Text"><text:span text:style-name="T1">visitor.visit(visited);</text:span></text:span></text:p>
      <text:p text:style-name="P8"><text:span text:style-name="Source_20_Text"><text:span text:style-name="T1">sumType.match(matcher);</text:span></text:span></text:p>
      <text:p text:style-name="P8"><text:span text:style-name="Source_20_Text"><text:span text:style-name="T1">visitor.accept(visited);</text:span></text:span></text:p>
      <text:p text:style-name="P8"><text:span text:style-name="Source_20_Text"><text:span text:style-name="T1">fct.apply(tpl);</text:span></text:span></text:p>
      <text:h text:style-name="Heading_20_2" text:outline-level="2"><text:span text:style-name="Source_20_Text"><text:span text:style-name="T6">const aware matchers</text:span></text:span></text:h>
      <text:p text:style-name="Text_20_body"><text:span text:style-name="Source_20_Text"><text:span text:style-name="T6">A matcher must match the exact type. The following will assert false</text:span></text:span></text:p>
      <text:p text:style-name="P3">const boost::variant&lt;int, X&gt; a = 2;</text:p>
      <text:p text:style-name="P3">std::experimental::match(a,</text:p>
      <text:p text:style-name="P3"><text:s text:c="2"/>[](int&amp; i) { ++i; },</text:p>
      <text:p text:style-name="P3"><text:s text:c="2"/>[](auto const&amp;) <text:s text:c="3"/>{ assert(false); }</text:p>
      <text:p text:style-name="P7"><text:span text:style-name="Source_20_Text"><text:s text:c="2"/>);</text:span></text:p>
      <text:p text:style-name="P14"><text:span text:style-name="Source_20_Text"><text:span text:style-name="T6">and the following will even not compile</text:span></text:span></text:p>
      <text:p text:style-name="P3">const boost::variant&lt;int, X&gt; a = 2;</text:p>
      <text:p text:style-name="P3">std::experimental::match(a,</text:p>
      <text:p text:style-name="P3"><text:s text:c="2"/>[](int&amp; i) { ++i; }</text:p>
      <text:p text:style-name="P3"><text:s text:c="2"/>[](X const&amp; i)</text:p>
      <text:p text:style-name="P3"><text:s text:c="4"/>{</text:p>
      <text:p text:style-name="P3"><text:s text:c="6"/>assert(false);</text:p>
      <text:p text:style-name="P3"><text:s text:c="4"/>},</text:p>
      <text:p text:style-name="P7"><text:span text:style-name="Source_20_Text"><text:s text:c="2"/>);</text:span></text:p>
      <text:h text:style-name="Heading_20_2" text:outline-level="2"><text:span text:style-name="Source_20_Text">Variadics</text:span></text:h>
      <text:p text:style-name="Text_20_body"><text:span text:style-name="Source_20_Text"><text:span text:style-name="T6">The two parameters of the match function can be variadic. We can have several sum types and several functions overloading a possible match.</text:span></text:span></text:p>
      <text:p text:style-name="Standard">If we had a language type pattern matching feature (see [PM]) the authors guess it would be something like:</text:p>
      <text:p text:style-name="Standard"/>
      <text:p text:style-name="P3">boost::variant&lt;int, X, float&gt; a = 2;</text:p>
      <text:p text:style-name="P3">boost::optional&lt;int&gt; b = 2;</text:p>
      <text:p text:style-name="P3"><text:span text:style-name="T9">inspect</text:span> (a, b) {</text:p>
      <text:p text:style-name="P3"><text:s text:c="2"/><text:span text:style-name="T9">when</text:span> { int i, int j } :</text:p>
      <text:p text:style-name="P3"><text:s text:c="4"/>//...</text:p>
      <text:p text:style-name="P3"><text:s text:c="2"/><text:span text:style-name="T9">when</text:span> { int i, auto j } :</text:p>
      <text:p text:style-name="P3"><text:s text:c="4"/>//...</text:p>
      <text:p text:style-name="P3"><text:soft-page-break/><text:s text:c="2"/><text:span text:style-name="T9">default</text:span>:</text:p>
      <text:p text:style-name="P3"><text:s text:c="4"/>assert(false);</text:p>
      <text:p text:style-name="P7"><text:span text:style-name="Source_20_Text"><text:span text:style-name="T6">}</text:span></text:span></text:p>
      <text:p text:style-name="Text_20_body">The sum types would be grouped in this case using the inspect (a, b) and the cases would be the variadic part. The cases would be matched sequentially.</text:p>
      <text:p text:style-name="Text_20_body">This is a major motivation to place the sum type variables as the first parameter and let the matchers variadic since the second parameter. </text:p>
      <text:p text:style-name="Text_20_body">In addition, the match statement would allow to const-aware cases on some of the types</text:p>
      <text:p text:style-name="Text_20_body"/>
      <text:p text:style-name="P4">const boost::variant&lt;int, X, float&gt; a = 2;</text:p>
      <text:p text:style-name="P4">boost::optional&lt;int&gt; b = 2;</text:p>
      <text:p text:style-name="P4"><text:span text:style-name="T9">inspect</text:span> (a, b) {</text:p>
      <text:p text:style-name="P4"><text:s text:c="2"/><text:span text:style-name="T9">when</text:span> {int i, int j } :</text:p>
      <text:p text:style-name="P4"><text:s text:c="4"/>//...</text:p>
      <text:p text:style-name="P4"><text:s text:c="2"/><text:span text:style-name="T9">when</text:span> { X&amp; x, auto j } :</text:p>
      <text:p text:style-name="P4"><text:s text:c="4"/>//...</text:p>
      <text:p text:style-name="P4"><text:s text:c="2"/><text:span text:style-name="T9">default</text:span>:</text:p>
      <text:p text:style-name="P4"><text:s text:c="4"/>assert(false);</text:p>
      <text:p text:style-name="Text_20_body"><text:span text:style-name="Source_20_Text"><text:span text:style-name="T4"><text:tab/>}</text:span></text:span><text:span text:style-name="T14"> </text:span></text:p>
      <text:p text:style-name="Text_20_body"/>
      <text:p text:style-name="Text_20_body">This is not possible with the variadic interface proposed in [ N4542] as all the variants must be <text:s/>either const or not const. However the multiple sum types uses a const tuple as parameter, but the tuple types can be const and non-const and can contain references or not depending on whether we use <text:span text:style-name="T1">std::make_tuple</text:span> or <text:span text:style-name="T1">std::tie_tuple.</text:span></text:p>
      <text:p text:style-name="Text_20_body"/>
      <text:p text:style-name="P3">const boost::variant&lt;int, X, float&gt; a = 2;</text:p>
      <text:p text:style-name="P3">boost::optional&lt;int&gt; b = 2;</text:p>
      <text:p text:style-name="P3">std::experimental::match(std::tie_tuple(a, b),</text:p>
      <text:p text:style-name="P3"><text:s text:c="2"/>[](int i, int j )</text:p>
      <text:p text:style-name="P3"><text:s text:c="4"/>{</text:p>
      <text:p text:style-name="P3"><text:s text:c="4"/>},</text:p>
      <text:p text:style-name="P3"><text:s text:c="2"/>[](auto const &amp;i, auto j )</text:p>
      <text:p text:style-name="P3"><text:s text:c="4"/>{</text:p>
      <text:p text:style-name="P3"><text:s text:c="6"/>assert(false);</text:p>
      <text:p text:style-name="P3"><text:s text:c="4"/>}</text:p>
      <text:p text:style-name="P7"><text:s text:c="2"/>);</text:p>
      <text:h text:style-name="Heading_20_2" text:outline-level="2"><text:bookmark text:name="user-content-customization-point"/>Customization point</text:h>
      <text:p text:style-name="Text_20_body">A customization point must be defined for any sum type ST as an overload of this function</text:p>
      <text:p text:style-name="P3">template &lt;class ST, class F&gt;</text:p>
      <text:p text:style-name="P7"><text:s text:c="2"/>match(ST &amp; st, F&amp;&amp; f);</text:p>
      <text:p text:style-name="P3">template &lt;class ST, class F&gt;</text:p>
      <text:p text:style-name="P7"><text:s text:c="2"/>match(ST const&amp; st, F&amp;&amp; f);</text:p>
      <text:p text:style-name="Text_20_body">It is required that any customization respect the following, but it can be more restrictive.</text:p>
      <text:p text:style-name="Text_20_body"><text:soft-page-break/><text:span text:style-name="T12">Requires</text:span>: The invocation expression of <text:span text:style-name="T1">f</text:span> with for all the alternative types of the sum type <text:span text:style-name="T1">ST</text:span> must be a valid expression. </text:p>
      <text:p text:style-name="Text_20_body"><text:span text:style-name="T12">Effects</text:span>: Calls f with the current contents of the sum type.</text:p>
      <text:p text:style-name="Text_20_body"><text:span text:style-name="T12">Throws</text:span>: doesn't throws any other exception that the invocation of the callable.</text:p>
      <text:p text:style-name="Text_20_body"><text:span text:style-name="T12">Remark</text:span>: While the <text:span text:style-name="T1">std::experimental::visit</text:span> function proposed in [] requires the invocation of the callable must be implemented in O(1), i.e. it must not depend on <text:s/><text:span text:style-name="T1">sum_type_size&lt;ST&gt;</text:span>, this proposal suggest to leverage this requirement and considered it as a QOI. </text:p>
      <text:h text:style-name="Heading_20_2" text:outline-level="2"><text:bookmark text:name="user-content-grouping-with-overload"/>Grouping with <text:span text:style-name="Source_20_Text">overload</text:span> </text:h>
      <text:p text:style-name="Text_20_body">We could also group all the functions with the <text:span text:style-name="Source_20_Text">overload</text:span> function and let the variadic part for the sum types as <text:span text:style-name="T1">std::experimental::visit</text:span> does. </text:p>
      <text:p text:style-name="P3">boost::variant&lt;int, X&gt; a = 2;</text:p>
      <text:p text:style-name="P3">boost::optional&lt;int&gt; b = 2;</text:p>
      <text:p text:style-name="P3">match&lt;void&gt;(std::tie_tuple(a, b), overload(</text:p>
      <text:p text:style-name="P3"><text:s text:c="2"/>[](int i, int j )</text:p>
      <text:p text:style-name="P3"><text:s text:c="4"/>{</text:p>
      <text:p text:style-name="P3"><text:s text:c="6"/>//...</text:p>
      <text:p text:style-name="P3"><text:s text:c="4"/>},</text:p>
      <text:p text:style-name="P3"><text:s text:c="2"/>[](...)</text:p>
      <text:p text:style-name="P3"><text:s text:c="4"/>{</text:p>
      <text:p text:style-name="P3"><text:s text:c="6"/>assert(false);</text:p>
      <text:p text:style-name="P3"><text:s text:c="4"/>}</text:p>
      <text:p text:style-name="P7"><text:s text:c="2"/>));</text:p>
      <text:p text:style-name="Text_20_body">This has the advantage of been orthogonal, we have a single match function (no need to have match and first_match. The liability is much a question of style, we need to type more. </text:p>
      <text:h text:style-name="Heading_20_2" text:outline-level="2">Considering any type as a sum type with a single alternative</text:h>
      <text:p text:style-name="Text_20_body">We could try to apply the language-like match with types that have as single alternative, themselves </text:p>
      <text:p text:style-name="P3">int a = 2;</text:p>
      <text:p text:style-name="P3">boost::optional&lt;int&gt; b = 2;</text:p>
      <text:p text:style-name="P3"><text:span text:style-name="T9">inspect</text:span> (a, b) {</text:p>
      <text:p text:style-name="P3"><text:s text:c="2"/><text:span text:style-name="T9">when</text:span> {int i, int j ) }:</text:p>
      <text:p text:style-name="P3"><text:s text:c="4"/>//... make use of i and j</text:p>
      <text:p text:style-name="P3"><text:s text:c="2"/><text:span text:style-name="T9">when</text:span> {int i, auto j } :</text:p>
      <text:p text:style-name="P3"><text:s text:c="4"/>assert(false);</text:p>
      <text:p text:style-name="P7">}</text:p>
      <text:p text:style-name="Text_20_body">This seems not natural as we are able to use directly the variable a inside each match case.</text:p>
      <text:p text:style-name="P3">int a = 2;</text:p>
      <text:p text:style-name="P3">boost::optional&lt;int&gt; b = 2;</text:p>
      <text:p text:style-name="P3"><text:span text:style-name="T9">inspect</text:span> (b) {</text:p>
      <text:p text:style-name="P3"><text:s text:c="2"/><text:span text:style-name="T9">when</text:span> (int j ) :</text:p>
      <text:p text:style-name="P3"><text:s text:c="4"/>//... make use of a and j</text:p>
      <text:p text:style-name="P3"><text:s text:c="2"/><text:span text:style-name="T9">default</text:span>:</text:p>
      <text:p text:style-name="P3"><text:s text:c="4"/>assert(false);</text:p>
      <text:p text:style-name="P7">}</text:p>
      <text:p text:style-name="Text_20_body"><text:soft-page-break/>Using the library solution each case is represented by a function and the function would not have direct access to the variable a <text:s/></text:p>
      <text:p text:style-name="P3">int a = 2;</text:p>
      <text:p text:style-name="P3">boost::optional&lt;int&gt; b = 2;</text:p>
      <text:p text:style-name="P3"><text:span text:style-name="T9">auto x = inspect</text:span>(b).match(</text:p>
      <text:p text:style-name="P3"><text:s text:c="2"/><text:span text:style-name="T9">[a] ( int j )</text:span> {</text:p>
      <text:p text:style-name="P3"><text:s text:c="4"/>return sum(a,j);</text:p>
      <text:p text:style-name="P3"><text:s text:c="2"/>},</text:p>
      <text:p text:style-name="P3"><text:s text:c="2"/><text:span text:style-name="T9">[a] (auto const &amp;j )</text:span> {</text:p>
      <text:p text:style-name="P3"><text:s text:c="4"/>assert(false);</text:p>
      <text:p text:style-name="P3"><text:s text:c="2"/>},</text:p>
      <text:p text:style-name="P6"><text:s text:c="2"/>[ ] (auto){</text:p>
      <text:p text:style-name="P3"><text:s text:c="4"/>assert(false);</text:p>
      <text:p text:style-name="P7">}</text:p>
      <text:p text:style-name="Text_20_body">Allowing types with a single alternative makes the code more homogeneous</text:p>
      <text:p text:style-name="P3">int a = 2;</text:p>
      <text:p text:style-name="P3">boost::optional&lt;int&gt; b = 2;</text:p>
      <text:p text:style-name="P3"><text:span text:style-name="T9">inspect</text:span>(a, b).match(</text:p>
      <text:p text:style-name="P3"><text:s text:c="2"/><text:span text:style-name="T9">[] (int i, int j)</text:span> {</text:p>
      <text:p text:style-name="P3"><text:s text:c="4"/>return sum(i,j);</text:p>
      <text:p text:style-name="P3"><text:s text:c="2"/>},</text:p>
      <text:p text:style-name="P3"><text:s text:c="2"/><text:span text:style-name="T9">[] (int i, auto const &amp;j )</text:span> :</text:p>
      <text:p text:style-name="P3"><text:s text:c="4"/>assert(false);</text:p>
      <text:p text:style-name="P5"><text:s text:c="2"/><text:span text:style-name="T9">[] (auto, auto)</text:span> {</text:p>
      <text:p text:style-name="P3"><text:s text:c="4"/>assert(false);}</text:p>
      <text:p text:style-name="Text_20_body"><text:tab/>); </text:p>
      <text:h text:style-name="Heading_20_2" text:outline-level="2">sum_type_alternatives</text:h>
      <text:p text:style-name="Text_20_body">[N4542] variant proposal specialize <text:span text:style-name="T1">tuple_element</text:span> and <text:span text:style-name="T1">tuple_size</text:span> for <text:span text:style-name="T1">variant&lt;Types...&gt;. </text:span><text:span text:style-name="T6">The author think that as variant is not a product type, specializing these mete-functions is weird. However the alternatives of a sum type are a product type and so we can specialize </text:span><text:span text:style-name="T1">tuple_element</text:span><text:span text:style-name="T6"> and </text:span><text:span text:style-name="T1">tuple_size</text:span><text:span text:style-name="T6"> on </text:span><text:span text:style-name="T1">sum_type_alternatives&lt;ST&gt;::type</text:span><text:span text:style-name="T6">. </text:span></text:p>
      <text:p text:style-name="Text_20_body"><text:span text:style-name="T6">The current implementation uses a pattern matching approach and it requires just <text:s text:c="2"/></text:span><text:span text:style-name="T1">sum_type_alternatives&lt;ST&gt;::type</text:span><text:span text:style-name="T6"> to be a variadic template instantiation. As for example</text:span></text:p>
      <text:p text:style-name="P18"/>
      <text:p text:style-name="P11">template &lt; class ...Ts &gt;</text:p>
      <text:p text:style-name="P11">struct type_list {};</text:p>
      <text:p text:style-name="Text_20_body"/>
      <text:p text:style-name="Text_20_body">Note that his proposal doesn't proposes this class, this is just an example.</text:p>
      <text:p text:style-name="Text_20_body">This restriction shouldn't be part of the standard proposal.</text:p>
      <text:h text:style-name="Heading_20_1" text:outline-level="1"><text:soft-page-break/>Open Points</text:h>
      <text:p text:style-name="Text_20_body">The authors would like to have an answer to the following points if there is at all an interest in this proposal:</text:p>
      <text:list xml:id="list1942596176" text:style-name="L8">
        <text:list-item>
          <text:p text:style-name="P31">Would the visitation be done using the best match or the first match? or both? </text:p>
        </text:list-item>
        <text:list-item>
          <text:p text:style-name="P32"><text:span text:style-name="T1">Which strategy for the </text:span><text:span text:style-name="T1">match</text:span><text:span text:style-name="T1"> return type?</text:span></text:p>
        </text:list-item>
        <text:list-item>
          <text:p text:style-name="P31">Would the customization/mapping be done using ADL, traits, ...? </text:p>
        </text:list-item>
        <text:list-item>
          <text:p text:style-name="P31">Which complexity for the customization point?</text:p>
        </text:list-item>
        <text:list-item>
          <text:p text:style-name="P32"><text:span text:style-name="T1">match</text:span> versus <text:span text:style-name="T1">visit versus inspect</text:span></text:p>
        </text:list-item>
      </text:list>
      <text:p text:style-name="P9">N proposes a <text:span text:style-name="T1">visit</text:span> function to visit variants that takes the arguments in the reverse order.</text:p>
      <text:p text:style-name="P9">What do we prefer <text:span text:style-name="T1">visit</text:span> or <text:span text:style-name="T1">match</text:span>? </text:p>
      <text:p text:style-name="P9">Which order of arguments do we prefer?</text:p>
      <text:p text:style-name="P9">Do we want a variadic function of overloads or just an overloaded visitor functor?</text:p>
      <text:p text:style-name="P9">Do we want inspect?</text:p>
      <text:list xml:id="list1470196109" text:style-name="L9">
        <text:list-item>
          <text:p text:style-name="P33">Seen a type T as a sum type with a unique alternative.</text:p>
        </text:list-item>
      </text:list>
      <text:p text:style-name="P16"><text:span text:style-name="T11"><text:tab/>Do we want to support this case?</text:span> </text:p>
      <text:list xml:id="list1089312999" text:style-name="L10">
        <text:list-item>
          <text:p text:style-name="P37"><text:span text:style-name="T9">Do we want </text:span><text:span text:style-name="T5">sum_type_alternatives</text:span><text:span text:style-name="T9">?</text:span></text:p>
        </text:list-item>
        <text:list-item>
          <text:p text:style-name="P38">Do we wa<text:span text:style-name="T6">nt </text:span><text:span text:style-name="T1">type_list</text:span>?</text:p>
        </text:list-item>
      </text:list>
      <text:h text:style-name="Heading_20_1" text:outline-level="1"><text:bookmark text:name="user-content-technical-specification"/>Technical Specification</text:h>
      <text:h text:style-name="Heading_20_2" text:outline-level="2">Header &lt;experimental/functional&gt; Synopsis</text:h>
      <text:p text:style-name="Preformatted_20_Text">namespace std {</text:p>
      <text:p text:style-name="Preformatted_20_Text">namespace experimental {</text:p>
      <text:p text:style-name="Preformatted_20_Text">inline namespace fundamental_v2 {</text:p>
      <text:p text:style-name="Preformatted_20_Text"/>
      <text:p text:style-name="Preformatted_20_Text"><text:s text:c="2"/>template &lt;class ST&gt;</text:p>
      <text:p text:style-name="Preformatted_20_Text"><text:s text:c="4"/>struct sum_type_alternatives; // undefined</text:p>
      <text:p text:style-name="Preformatted_20_Text"><text:s text:c="2"/>template &lt;class ST&gt;</text:p>
      <text:p text:style-name="Preformatted_20_Text"><text:s text:c="4"/>struct sum_type_alternatives&lt;ST&amp;&gt; : sum_type_alternatives&lt;ST&gt; {}</text:p>
      <text:p text:style-name="Preformatted_20_Text"><text:s text:c="2"/>template &lt;class ST&gt;</text:p>
      <text:p text:style-name="Preformatted_20_Text"><text:s text:c="4"/>struct sum_type_alternatives&lt;ST&amp;&amp;&gt; : sum_type_alternatives&lt;ST&gt; {}</text:p>
      <text:p text:style-name="Preformatted_20_Text"><text:s text:c="2"/>template &lt;class ST&gt;</text:p>
      <text:p text:style-name="Preformatted_20_Text"><text:s text:c="4"/>struct sum_type_alternatives&lt;const ST&gt; : sum_type_alternatives&lt;ST&gt; {}</text:p>
      <text:p text:style-name="Preformatted_20_Text"><text:s text:c="2"/>template &lt;class ST&gt;</text:p>
      <text:p text:style-name="Preformatted_20_Text"><text:s text:c="4"/>struct sum_type_alternatives&lt;volatile ST&gt; : sum_type_alternatives&lt;ST&gt; {}</text:p>
      <text:p text:style-name="Preformatted_20_Text"><text:s text:c="2"/>template &lt;class ST&gt;</text:p>
      <text:p text:style-name="Preformatted_20_Text"><text:s text:c="4"/>using sum_type_alternatives_t = typename sum_type_alternatives&lt;ST&gt;::type;</text:p>
      <text:p text:style-name="Preformatted_20_Text"><text:s text:c="2"/>template &lt;class ST, int N&gt;</text:p>
      <text:p text:style-name="Preformatted_20_Text"><text:s text:c="4"/>using sum_type_alternative = tuple_element&lt;sum_type_alternatives&lt;ST&gt;, N&gt;;</text:p>
      <text:p text:style-name="Preformatted_20_Text"><text:soft-page-break/><text:s text:c="2"/>template &lt;class ST&gt;</text:p>
      <text:p text:style-name="Preformatted_20_Text"><text:s text:c="4"/>using sum_type_size = tuple_size&lt;sum_type_alternatives&lt;ST&gt;&gt;;</text:p>
      <text:p text:style-name="Preformatted_20_Text"><text:s text:c="2"/>template &lt;class T, class F&gt;</text:p>
      <text:p text:style-name="Preformatted_20_Text"><text:s text:c="4"/>'see below' match(const T &amp;that, F &amp;&amp; f);</text:p>
      <text:p text:style-name="Preformatted_20_Text"><text:s text:c="2"/>template &lt;class R, class ST, class... Fs&gt;</text:p>
      <text:p text:style-name="Preformatted_20_Text"><text:s text:c="4"/>'see below' match(const ST &amp;that, Fs &amp;&amp;... fcts);</text:p>
      <text:p text:style-name="Preformatted_20_Text"><text:s text:c="2"/>template &lt;class R, class... STs, class... Fs&gt;</text:p>
      <text:p text:style-name="Preformatted_20_Text"><text:s text:c="4"/>'see below' match(const std::tuple&lt;STs...&gt; &amp;those, Fs &amp;&amp;... fcts);</text:p>
      <text:p text:style-name="Preformatted_20_Text"/>
      <text:p text:style-name="Preformatted_20_Text">}}}</text:p>
      <text:h text:style-name="Heading_20_3" text:outline-level="3"><text:span text:style-name="T6">Type trait </text:span>sum_type_alternatives</text:h>
      <text:p text:style-name="Text_20_body">The nested type <text:span text:style-name="T1">sum_type_alternatives&lt;ST&gt;::type</text:span> must define the tuple-like helper meta-functions <text:span text:style-name="T1">std::tuple_size</text:span> and <text:span text:style-name="T1">std::tuple_element</text:span><text:span text:style-name="T6"> and be a variadic template instance.</text:span></text:p>
      <text:h text:style-name="Heading_20_3" text:outline-level="3"><text:bookmark text:name="user-content-template-function-match"/>Template function <text:span text:style-name="Source_20_Text">match</text:span> </text:h>
      <text:p text:style-name="P3">template &lt;class R, class ST, class... Fs&gt;</text:p>
      <text:p text:style-name="P7">'see below' match(ST const&amp; that, Fs &amp;&amp;... fcts);</text:p>
      <text:p text:style-name="P3">template &lt;class R, class ST, class... Fs&gt;</text:p>
      <text:p text:style-name="P7">'see below' match(ST&amp; that, Fs &amp;&amp;... fcts);</text:p>
      <text:p text:style-name="P15"><text:span text:style-name="Emphasis">Requires: Let R</text:span><text:span text:style-name="Emphasis"><text:span text:style-name="T2">i</text:span></text:span><text:span text:style-name="Emphasis"><text:span text:style-name="T10"> be </text:span></text:span><text:span text:style-name="Emphasis"><text:span text:style-name="T2">decltype(overload(forward&lt;Fs&gt;(fcts)...)<text:tab/><text:tab/><text:tab/>(declval&lt;sum_type_alternative&lt;ST,i&gt;()) for i in 1...sum_type_size&lt;ST&gt;. Ri</text:span></text:span><text:span text:style-name="Emphasis"><text:span text:style-name="T7"> must be explicitly convertible to </text:span></text:span><text:span text:style-name="Emphasis"><text:span text:style-name="T2">R.</text:span></text:span><text:span text:style-name="Emphasis"> <text:s/></text:span></text:p>
      <text:p text:style-name="P15"><text:span text:style-name="Emphasis">Returns:</text:span> the result of calling the overloaded functions <text:span text:style-name="Source_20_Text">fcts</text:span> depending on the type stored on the sum type using the customization point match as if</text:p>
      <text:p text:style-name="P13">return match(that, overload(forward&lt;Fs&gt;(fcts)...));</text:p>
      <text:p text:style-name="P15"><text:span text:style-name="Emphasis">Remarks:</text:span> This function will not participate in overload resolution if ST is a tuple type.</text:p>
      <text:p text:style-name="P15"><text:span text:style-name="Emphasis">Throws:</text:span> Any exception thrown during the construction any internal object or thrown by the call of the selected overloaded function.</text:p>
      <text:p text:style-name="P3">template &lt;class R, class... STs, class... Fs&gt;</text:p>
      <text:p text:style-name="P7">'see below' match(const std::tuple&lt;STs...&gt; &amp;those, Fs &amp;&amp;... fcts); <text:s text:c="2"/></text:p>
      <text:p text:style-name="P15"><text:span text:style-name="Emphasis">Requires: Let </text:span><text:span text:style-name="Emphasis"><text:span text:style-name="T2">{i,j, …}</text:span></text:span><text:span text:style-name="Emphasis"><text:span text:style-name="T7"> one element of the cartesian product </text:span></text:span><text:span text:style-name="Emphasis"><text:span text:style-name="T2">1...sum_type_size&lt;STs&gt;.... </text:span></text:span></text:p>
      <text:p text:style-name="P15"><text:span text:style-name="Emphasis"><text:span text:style-name="T2">decltype(overload(forward&lt;Fs&gt;(fcts)...)<text:tab/><text:tab/><text:tab/>(declval&lt;sum_type_alternative&lt;STs,i&gt;&gt;(), declval&lt;sum_type_alternative&lt;STs,j&gt;&gt;(), ...) </text:span></text:span><text:span text:style-name="Emphasis"><text:span text:style-name="T7">must be explicitly convertible to </text:span></text:span><text:span text:style-name="Emphasis"><text:span text:style-name="T2">R.</text:span></text:span></text:p>
      <text:p text:style-name="P15"><text:span text:style-name="Emphasis">Returns:</text:span> the result of calling the overloaded functions <text:span text:style-name="Source_20_Text">fcts</text:span> depending on the type stored on the sum types <text:span text:style-name="Source_20_Text">STs...</text:span>.</text:p>
      <text:p text:style-name="P15"><text:span text:style-name="Emphasis">Throws:</text:span> Any exception thrown during the construction any internal object or thrown by the call of the selected overloaded function.</text:p>
      <text:h text:style-name="Heading_20_3" text:outline-level="3"><text:soft-page-break/>Customization point <text:span text:style-name="Source_20_Text">match</text:span></text:h>
      <text:p text:style-name="Text_20_body">A customization point must be defined for any sum type ST as an overload of this function</text:p>
      <text:p text:style-name="P3">template &lt;class ST, class F&gt;</text:p>
      <text:p text:style-name="P7"><text:s text:c="2"/>match(ST &amp; st, F&amp;&amp; f);</text:p>
      <text:p text:style-name="P3">template &lt;class ST, class F&gt;</text:p>
      <text:p text:style-name="P7"><text:s text:c="2"/>match(ST const&amp; st, F&amp;&amp; f);</text:p>
      <text:p text:style-name="Text_20_body">It is required that any customization respect the following, but it can be more restrictive.</text:p>
      <text:p text:style-name="Text_20_body"><text:span text:style-name="T12">Requires</text:span>: The invocation expression of <text:span text:style-name="T1">f</text:span> with for all the alternative types of the sum type <text:span text:style-name="T1">ST</text:span> must be a valid expression. </text:p>
      <text:p text:style-name="Text_20_body"><text:span text:style-name="T12">Effects</text:span>: Calls f with the current contents of the sum type.</text:p>
      <text:p text:style-name="Text_20_body"><text:span text:style-name="T12">Throws</text:span>: doesn't throws any other exception that the invocation of the callable.</text:p>
      <text:p text:style-name="P14"><text:span text:style-name="T12">Remark</text:span>: While the <text:span text:style-name="T1">std::experimental::visit</text:span> function proposed in [N4542] requires the invocation of the callable must be implemented in O(1), i.e. it must not depend on <text:s/><text:span text:style-name="T1">sum_type_size&lt;ST&gt;</text:span>, this proposal suggest to leverage this requirement and considered it as a QOI. </text:p>
      <text:p text:style-name="P14">Note: If we accept that any type can be seen as a sum type with it as single alternative we can add the following overload: </text:p>
      <text:p text:style-name="P3">template &lt;class T, class F&gt;</text:p>
      <text:p text:style-name="P10">auto match(T &amp;const that, F&amp;&amp; f) -&gt; decltype(f(that)) </text:p>
      <text:p text:style-name="P7">{ return f(that); }</text:p>
      <text:p text:style-name="P3">template &lt;class T, class F&gt;</text:p>
      <text:p text:style-name="P10">auto match(T &amp;that, F&amp;&amp; f) -&gt; decltype(f(that)) </text:p>
      <text:p text:style-name="P7">{ return f(that); }</text:p>
      <text:h text:style-name="Heading_20_2" text:outline-level="2">Header &lt;experimental/optional&gt; Synopsis</text:h>
      <text:p text:style-name="Preformatted_20_Text">namespace std {</text:p>
      <text:p text:style-name="Preformatted_20_Text">namespace experimental {</text:p>
      <text:p text:style-name="P12">inline namespace fundamental_v2 {</text:p>
      <text:p text:style-name="P3">template &lt;class T &gt;</text:p>
      <text:p text:style-name="P3"><text:s text:c="2"/>struct sum_type_alternatives&lt;optional&lt;T&gt;&gt; </text:p>
      <text:p text:style-name="P3">{</text:p>
      <text:p text:style-name="P3"><text:s text:c="2"/>using type = __type_list&lt;nullopt_t, T&gt;; // implementation defined</text:p>
      <text:p text:style-name="P10">}</text:p>
      <text:p text:style-name="P12"><text:tab/>template &lt;class R, class F, class ...Ts &gt;</text:p>
      <text:p text:style-name="P3">R match(optional&lt;T&gt; const&amp; v, F&amp;&amp; f) </text:p>
      <text:p text:style-name="P3">{ </text:p>
      <text:p text:style-name="P3"><text:s text:c="2"/>if (v) </text:p>
      <text:p text:style-name="P3"><text:s text:c="4"/>return f(*v); </text:p>
      <text:p text:style-name="P3"><text:s text:c="2"/>else</text:p>
      <text:p text:style-name="P3"><text:s text:c="4"/>return f(nullopt); </text:p>
      <text:p text:style-name="P3">}</text:p>
      <text:p text:style-name="P12"><text:tab/>template &lt;class R, class F, class ...Ts &gt;</text:p>
      <text:p text:style-name="P3">R match(optional&lt;T&gt;&amp; v, F&amp;&amp; f) </text:p>
      <text:p text:style-name="P3"><text:soft-page-break/>{ </text:p>
      <text:p text:style-name="P3"><text:s text:c="2"/>if (v) </text:p>
      <text:p text:style-name="P3"><text:s text:c="4"/>return f(*v); </text:p>
      <text:p text:style-name="P3"><text:s text:c="2"/>else</text:p>
      <text:p text:style-name="P3"><text:s text:c="4"/>return f(nullopt); </text:p>
      <text:p text:style-name="P3">}</text:p>
      <text:p text:style-name="P13">}}}</text:p>
      <text:h text:style-name="Heading_20_2" text:outline-level="2"><text:bookmark text:name="user-content-future-work"/>Header &lt;experimental/variant&gt; Synopsis</text:h>
      <text:p text:style-name="Preformatted_20_Text">namespace std {</text:p>
      <text:p text:style-name="Preformatted_20_Text">namespace experimental {</text:p>
      <text:p text:style-name="P12">inline namespace fundamental_v2 {</text:p>
      <text:p text:style-name="P12"><text:tab/>template &lt;class ...Ts &gt;</text:p>
      <text:p text:style-name="P3"><text:s text:c="2"/>struct sum_type_alternatives&lt;variant&lt;Ts...&gt;&gt; // implementation defined</text:p>
      <text:p text:style-name="P3">{</text:p>
      <text:p text:style-name="P3"><text:s text:c="2"/>using type = __type_list&lt;Ts...&gt;;</text:p>
      <text:p text:style-name="P10">}</text:p>
      <text:p text:style-name="P12"><text:tab/>template &lt;class R, class F, class ...Ts &gt;</text:p>
      <text:p text:style-name="P3">R match(variant&lt;Ts...&gt; const&amp; v, F&amp;&amp; f) </text:p>
      <text:p text:style-name="P3">{ return visit(std::forward&lt;F&gt;(f), v); }</text:p>
      <text:p text:style-name="P12"><text:tab/>template &lt;class R, class F, class ...Ts &gt;</text:p>
      <text:p text:style-name="P3">R match(variant&lt;Ts...&gt; &amp; v, F&amp;&amp; f) </text:p>
      <text:p text:style-name="P3">{ return visit(std::forward&lt;F&gt;(f), v); }</text:p>
      <text:p text:style-name="P12">}}}</text:p>
      <text:h text:style-name="Heading_20_1" text:outline-level="1"><text:bookmark text:name="user-content-implementation"/>Implementation</text:h>
      <text:p text:style-name="Text_20_body">There is an implementation at <text:a xlink:type="simple" xlink:href="https://github.com/viboes/tags">https://github.com/viboes/tags</text:a> including a customization for <text:span text:style-name="Source_20_Text">boost::variant</text:span><text:span text:style-name="Source_20_Text"><text:span text:style-name="T6"> and</text:span></text:span><text:span text:style-name="T6"> </text:span><text:span text:style-name="Source_20_Text">std::experimental::optional</text:span>.</text:p>
      <text:h text:style-name="Heading_20_1" text:outline-level="1">Further work</text:h>
      <text:p text:style-name="Text_20_body">The multiple sum type matching not only can be used with tuples created with <text:span text:style-name="T1">std::make_tuple</text:span>, we should be able to use also <text:span text:style-name="T1">std::tie_tuple</text:span> and <text:span text:style-name="T1">std::forward_as_tuple.</text:span></text:p>
      <text:h text:style-name="Heading_20_1" text:outline-level="1"><text:bookmark text:name="user-content-acknowledgements"/>Acknowledgements</text:h>
      <text:p text:style-name="Text_20_body">Many thanks to Matt Calabrese for its insightful suggestions on the result type approach. </text:p>
      <text:h text:style-name="Heading_20_1" text:outline-level="1"><text:bookmark text:name="user-content-references"/>References</text:h>
      <text:list xml:id="list1235634936" text:style-name="L11">
        <text:list-item>
          <text:p text:style-name="P34">[boost.variant] apply_visitor</text:p>
          <text:p text:style-name="P34"><text:a xlink:type="simple" xlink:href="http://www.boost.org/doc/libs/1_59_0/doc/html/variant/reference.html#header.boost.variant.apply_visitor_hpp">http://www.boost.org/doc/libs/1_59_0/doc/html/variant/reference.html#header.boost.variant.apply_visitor_hpp</text:a></text:p>
        </text:list-item>
        <text:list-item>
          <text:p text:style-name="P34">[N4542] N4542 - Variant: a type-safe union (v4) <text:a xlink:type="simple" xlink:href="http://www.open-std.org/jtc1/sc22/wg21/docs/papers/2015/n4542.pdf">http://www.open-std.org/jtc1/sc22/wg21/docs/papers/2015/n4542.pdf</text:a></text:p>
        </text:list-item>
        <text:list-item>
          <text:p text:style-name="P34"><text:soft-page-break/>[N3915] N3915 - apply() call a function with arguments from a tuple (V3)</text:p>
          <text:p text:style-name="P34"><text:a xlink:type="simple" xlink:href="http://www.open-std.org/jtc1/sc22/wg21/docs/papers/2014/n3915.pdf">http://www.open-std.org/jtc1/sc22/wg21/docs/papers/2014/n3915.pdf</text:a></text:p>
        </text:list-item>
        <text:list-item>
          <text:p text:style-name="P34">[P0051] P0051 - C++ generic overload function</text:p>
        </text:list-item>
      </text:list>
      <text:p text:style-name="P8"><text:a xlink:type="simple" xlink:href="http://www.open-std.org/jtc1/sc22/wg21/docs/papers/2015/p0051r0.pdf">http://www.open-std.org/jtc1/sc22/wg21/docs/papers/2015/p0051r0.pdf</text:a></text:p>
      <text:list xml:id="list1599659580" text:continue-numbering="true" text:style-name="L11">
        <text:list-item>
          <text:p text:style-name="P34">[PM] Open Pattern Matching for C++</text:p>
        </text:list-item>
      </text:list>
      <text:p text:style-name="P8"><text:a xlink:type="simple" xlink:href="http://www.stroustrup.com/OpenPatternMatching.pdf">http://www.stroustrup.com/OpenPatternMatching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otet<text:tab/>C++ visitation for multiple sum types <text:tab/>D0050R1</text:p>
      </style:header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ente Botet Escriba</meta:initial-creator>
    <meta:creation-date>2015-05-08T21:13:02</meta:creation-date>
    <dc:date>2015-10-31T22:25:06</dc:date>
    <dc:creator>Vicente Botet Escriba</dc:creator>
    <meta:editing-duration>P18DT6H37M58S</meta:editing-duration>
    <meta:editing-cycles>383</meta:editing-cycles>
    <meta:generator>OpenOffice.org/3.3$Unix OpenOffice.org_project/330m20$Build-9567</meta:generator>
    <meta:document-statistic meta:table-count="1" meta:image-count="0" meta:object-count="0" meta:page-count="15" meta:paragraph-count="488" meta:word-count="3258" meta:character-count="21421"/>
  </office:meta>
</office:document-meta>
</file>